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2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table:number-columns-repeated="53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53. Maximum Subarray</text:p>
          </table:table-cell>
          <table:table-cell table:style-name="ce2" office:value-type="string" calcext:value-type="string">
            <text:p>07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 table:number-rows-repeated="988">
          <table:table-cell/>
          <table:table-cell table:style-name="ce2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1:15:49.605468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6-07T08:04:33.070395754</dc:date>
    <meta:editing-duration>P1DT7H3M34S</meta:editing-duration>
    <meta:editing-cycles>21</meta:editing-cycles>
    <meta:document-statistic meta:table-count="1" meta:cell-count="90" meta:object-count="0"/>
  </office:meta>
</office:document-meta>
</file>